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ca51" officeooo:paragraph-rsid="0000ca51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0ca51" officeooo:paragraph-rsid="0000ca51"/>
    </style:style>
    <style:style style:name="P3" style:family="paragraph" style:parent-style-name="Standard">
      <style:text-properties fo:language="ru" fo:country="RU" officeooo:rsid="000286b5" officeooo:paragraph-rsid="000286b5"/>
    </style:style>
    <style:style style:name="P4" style:family="paragraph" style:parent-style-name="Standard">
      <style:text-properties fo:language="ru" fo:country="RU" officeooo:rsid="0004040c" officeooo:paragraph-rsid="0004040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86b5"/>
    </style:style>
    <style:style style:name="T3" style:family="text">
      <style:text-properties fo:language="en" fo:country="US" officeooo:rsid="0004040c"/>
    </style:style>
    <style:style style:name="T4" style:family="text">
      <style:text-properties officeooo:rsid="000286b5"/>
    </style:style>
    <style:style style:name="T5" style:family="text">
      <style:text-properties officeooo:rsid="000404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Для начала хочу описать как я пришел к к этому моменту.</text:p>
      <text:p text:style-name="P2"/>
      <text:p text:style-name="P1"><text:tab/>Как и у многих мое знакомство с языком программирования началось в школе (в 7 классе), когда компьютеры были древними как динозавры, с языка <text:span text:style-name="T1">Qbasic, </text:span>на котором я написал программу для тестирования знаний по математике и игру в шашки (простую конечно).</text:p>
      <text:p text:style-name="P1"><text:tab/>После 5 лет простоя, я решил продолжить свой путь и стал изучать С++, по книге Бьярн Страуструпа «Язык программирования C++», и так как в то время я так же изучал ОС <text:span text:style-name="T1">LINUX, </text:span>я стал выкладывать законспектированный материал на своем форуме, для всех желающих. После изучения данного материала я перешел на изучение <text:span text:style-name="T1">Qt, </text:span>которое в последствии пришлось забросить так как мотивировать меня было некому, да и появились более срочные дела.</text:p>
      <text:p text:style-name="P1"><text:tab/>Далее через пару лет, мне пришлось освоить <text:span text:style-name="T1">Delphi, </text:span>и язык запросов <text:span text:style-name="T1">SQL, </text:span>для того что бы разработать приложение, <text:span text:style-name="T4">которое бы формировало график выхода в рейс автобусов и персонала его обслуживающего, т. к. в то время я проходил преддипломную стажировку в ПАТП <text:s text:c="2"/>в Вологде, где приходилось все это делать в ручную. После мне пригодились эти знания что бы написать новое приложение для диспетчера в управляющей компании в которая я до сих пор работаю сисадмином (это моя подработка).</text:span></text:p>
      <text:p text:style-name="P1"><text:tab/><text:span text:style-name="T4">Следуя моде я так же изучал язык программирования </text:span><text:span text:style-name="T2">Phyton, pyQt, </text:span><text:span text:style-name="T4">на котором были написаны небольшие скрипты: один из них собирал сайт из простых текстовых файлов в папках, который я написал для парня знакомой, которому задали в универе задание написать сайт презентацию.</text:span></text:p>
      <text:p text:style-name="P1"><text:tab/><text:span text:style-name="T4">После чего, в следствии «хорошей» жизни и малого свободного времени все пришлось надолго забросить.</text:span></text:p>
      <text:p text:style-name="P1"/>
      <text:p text:style-name="P1"><text:tab/><text:span text:style-name="T4">Сейчас я выбрал программирование на факультете </text:span><text:span text:style-name="T2">JAVA </text:span><text:span text:style-name="T4">и на это повлияли следующие факторы:</text:span></text:p>
      <text:p text:style-name="P1"><text:span text:style-name="T4">1. У меня брат приобрел курсы на Андройд разработку на этом портале.</text:span></text:p>
      <text:p text:style-name="P3">2. Мне хотелось узнать что же все таки должен знать МИДЛ разработчик.</text:p>
      <text:p text:style-name="P3">3. Компания в которой я сейчас работаю еле держится на плаву, и нужно начинать что-то предпринимать уже сейчас.</text:p>
      <text:p text:style-name="P3">4. <text:span text:style-name="T3">JAVA </text:span><text:span text:style-name="T5">был выбран потому что меня больше интересуют серверные и десктоп приложения, чем веб и Андройд.</text:span></text:p>
      <text:p text:style-name="P4">5. Так же меня интересует искусственный интеллект и нейронный сети, планирую их изучать в будущем.</text:p>
      <text:p text:style-name="P4"/>
      <text:p text:style-name="P4">П.С. перед покупкой, долго сомневался, но потом решил что если не решусь сейчас, то вообще больше никогда не смогу заниматься программированием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 LibreOffice_project/f7f06a8f319e4b62f9bc5095aa112a65d2f3ac89</meta:generator>
    <dc:date>2019-10-09T13:25:10.604000000</dc:date>
    <meta:editing-duration>PT4M29S</meta:editing-duration>
    <meta:editing-cycles>1</meta:editing-cycles>
    <meta:document-statistic meta:table-count="0" meta:image-count="0" meta:object-count="0" meta:page-count="1" meta:paragraph-count="13" meta:word-count="359" meta:character-count="2271" meta:non-whitespace-character-count="1916"/>
  </office:meta>
</office:document-meta>
</file>